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e0a0" officeooo:paragraph-rsid="001de0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m seems tobe concerned with more ethnic issues. She has been telling me that it is the people that is the ultimate goal to be achieved, while regulation and laws are only tools to shape the community. recover part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18:07:22.495619679</meta:creation-date>
    <dc:date>2016-12-27T18:09:40.278588557</dc:date>
    <meta:editing-duration>PT2M18S</meta:editing-duration>
    <meta:editing-cycles>1</meta:editing-cycles>
    <meta:document-statistic meta:table-count="0" meta:image-count="0" meta:object-count="0" meta:page-count="1" meta:paragraph-count="1" meta:word-count="39" meta:character-count="217" meta:non-whitespace-character-count="179"/>
    <meta:generator>LibreOffice/5.1.4.2$Linux_X86_64 LibreOffice_project/10m0$Build-2</meta:generator>
  </office:meta>
</office:document-meta>
</file>